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20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1.348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TestID</text:p>
          </table:table-cell>
          <table:table-cell office:value-type="string">
            <text:p>DGET</text:p>
          </table:table-cell>
          <table:table-cell office:value-type="string">
            <text:p>TestOK</text:p>
          </table:table-cell>
          <table:table-cell table:number-columns-repeated="11"/>
        </table:table-row>
        <table:table-row table:style-name="ro1">
          <table:table-cell office:value-type="string">
            <text:p>F10</text:p>
          </table:table-cell>
          <table:table-cell table:formula="of:=DGET([.$E$9:.$G$15];&quot;FORMULA&quot;;[.I$9:.I$10])" office:value-type="string" office:string-value="Monday">
            <text:p>Monday</text:p>
          </table:table-cell>
          <table:table-cell table:formula="of:=[.B2]=INDIRECT([.A2])" office:value-type="boolean" office:boolean-value="true">
            <text:p>TRUE</text:p>
          </table:table-cell>
          <table:table-cell table:number-columns-repeated="11"/>
        </table:table-row>
        <table:table-row table:style-name="ro1">
          <table:table-cell office:value-type="string">
            <text:p>F11</text:p>
          </table:table-cell>
          <table:table-cell table:formula="of:=DGET([.$E$9:.$G$15];&quot;FORMULA&quot;;[.J$9:.J$10])" office:value-type="float" office:value="0">
            <text:p>#VALUE!</text:p>
          </table:table-cell>
          <table:table-cell table:formula="of:=[.B3]=INDIRECT([.A3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string">
            <text:p>F12</text:p>
          </table:table-cell>
          <table:table-cell table:formula="of:=DGET([.$E$9:.$G$15];&quot;FORMULA&quot;;[.K$9:.K$10])" office:value-type="float" office:value="0">
            <text:p>#VALUE!</text:p>
          </table:table-cell>
          <table:table-cell table:formula="of:=[.B4]=INDIRECT([.A4])" office:value-type="float" office:value="0">
            <text:p>#VALUE!</text:p>
          </table:table-cell>
          <table:table-cell table:number-columns-repeated="11"/>
        </table:table-row>
        <table:table-row table:style-name="ro1">
          <table:table-cell office:value-type="string">
            <text:p>F13</text:p>
          </table:table-cell>
          <table:table-cell table:formula="of:=DGET([.$E$9:.$G$15];&quot;FORMULA&quot;;[.L$9:.L$10])" office:value-type="float" office:value="123">
            <text:p>123</text:p>
          </table:table-cell>
          <table:table-cell table:formula="of:=[.B5]=INDIRECT([.A5])" office:value-type="boolean" office:boolean-value="true">
            <text:p>TRUE</text:p>
          </table:table-cell>
          <table:table-cell table:number-columns-repeated="11"/>
        </table:table-row>
        <table:table-row table:style-name="ro1">
          <table:table-cell office:value-type="string">
            <text:p>F14</text:p>
          </table:table-cell>
          <table:table-cell table:formula="of:=DGET([.$E$9:.$G$15];&quot;FORMULA&quot;;[.M$9:.M$10])" office:value-type="float" office:value="1234">
            <text:p>1234</text:p>
          </table:table-cell>
          <table:table-cell table:formula="of:=[.B6]=INDIRECT([.A6])" office:value-type="boolean" office:boolean-value="true">
            <text:p>TRUE</text:p>
          </table:table-cell>
          <table:table-cell table:number-columns-repeated="11"/>
        </table:table-row>
        <table:table-row table:style-name="ro1">
          <table:table-cell office:value-type="string">
            <text:p>F15</text:p>
          </table:table-cell>
          <table:table-cell table:formula="of:=DGET([.$E$9:.$G$15];&quot;FORMULA&quot;;[.N$9:.N$10])" office:value-type="float" office:value="12345">
            <text:p>12345</text:p>
          </table:table-cell>
          <table:table-cell table:formula="of:=[.B7]=INDIRECT([.A7])" office:value-type="boolean" office:boolean-value="true">
            <text:p>TRU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NUMBER</text:p>
          </table:table-cell>
          <table:table-cell office:value-type="string">
            <text:p>ORIGINAL</text:p>
          </table:table-cell>
          <table:table-cell office:value-type="string">
            <text:p>FORMULA</text:p>
          </table:table-cell>
          <table:table-cell/>
          <table:table-cell table:number-columns-repeated="6" office:value-type="string">
            <text:p>NUMBER</text:p>
          </table:table-cell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string">
            <text:p>Monday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office:value-type="string">
            <text:p>Tuesday</text:p>
          </table:table-cell>
          <table:table-cell table:formula="of:=&quot;Tuesday&quot;" office:value-type="string" office:string-value="Tuesday">
            <text:p>Tuesda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office:value-type="string">
            <text:p>Wednesday</text:p>
          </table:table-cell>
          <table:table-cell table:formula="of:=[.F12]" office:value-type="string" office:string-value="Wednesday">
            <text:p>Wednesda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2" office:value-type="float" office:value="123">
            <text:p>12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1234">
            <text:p>1234</text:p>
          </table:table-cell>
          <table:table-cell table:formula="of:=1234" office:value-type="float" office:value="1234">
            <text:p>123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12345">
            <text:p>12345</text:p>
          </table:table-cell>
          <table:table-cell table:formula="of:=[.F15]" office:value-type="float" office:value="12345">
            <text:p>1234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language="en" fo:country="US" style:font-name-asian="Noto Sans1" style:language-asian="zh" style:country-asian="CN" style:font-name-complex="Noto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/>
      </style:header-style>
      <style:footer-style>
        <style:header-footer-properties fo:min-height="0.2957in" fo:margin-left="0in" fo:margin-right="0in" fo:margin-top="0.0984in" fo:border="0.0346in solid #000000" fo:padding="0.0071in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9/09/2015</text:date>, <text:time>22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22:19:35</meta:creation-date>
    <meta:editing-duration>P0D</meta:editing-duration>
    <meta:editing-cycles>1</meta:editing-cycles>
    <meta:generator>OpenOffice/4.2.0$FreeBSD/amd64 OpenOffice.org_project/420m1$Build-9800</meta:generator>
    <meta:document-statistic meta:table-count="1" meta:cell-count="54" meta:object-count="0"/>
  </office:meta>
</office:document-meta>
</file>